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Problem</text:p>
          </table:table-cell>
          <table:table-cell table:style-name="ce20" office:value-type="string" calcext:value-type="string">
            <text:p>LeetCode Link</text:p>
          </table:table-cell>
          <table:table-cell table:style-name="ce20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24" office:value-type="string" calcext:value-type="string">
            <text:p>Algorithms to master</text:p>
          </table:table-cell>
          <table:table-cell table:style-name="ce24" office:value-type="string" calcext:value-type="string">
            <text:p>Progress </text:p>
          </table:table-cell>
          <table:table-cell table:style-name="ce24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8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Linked List three pointer</text:p>
          </table:table-cell>
          <table:table-cell table:style-name="ce24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4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53. Maximum Subarray</text:p>
          </table:table-cell>
          <table:table-cell table:style-name="ce49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9" office:value-type="date" office:date-value="2025-10-04" calcext:value-type="date">
            <text:p>10/04/25</text:p>
          </table:table-cell>
          <table:table-cell table:style-name="ce49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9" office:value-type="date" office:date-value="2025-09-24" calcext:value-type="date">
            <text:p>09/24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9" office:value-type="date" office:date-value="2025-09-25" calcext:value-type="date">
            <text:p>09/25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9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9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9" office:value-type="date" office:date-value="2025-09-29" calcext:value-type="date">
            <text:p>09/29/25</text:p>
          </table:table-cell>
          <table:table-cell table:style-name="ce23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9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9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383 (Ransom Note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387 (First Unique Character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prefix_sum</text:p>
          </table:table-cell>
          <table:table-cell table:style-name="ce49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9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9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9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49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9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<text:a xlink:href="https://leetcode.com/problems/3sum/" xlink:type="simple">15. 3Sum</text:a></text:p>
          </table:table-cell>
          <table:table-cell table:style-name="ce49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9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9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First negative in every window of size k</text:p>
          </table:table-cell>
          <table:table-cell table:style-name="ce49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49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<text:a xlink:href="https://leetcode.com/problems/linked-list-cycle/" xlink:type="simple">141. Linked List Cycle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<text:a xlink:href="https://leetcode.com/problems/happy-number/" xlink:type="simple">202. Happy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<text:a xlink:href="https://leetcode.com/problems/reverse-linked-list/" xlink:type="simple">206. Reverse Linked List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3" office:value-type="string" calcext:value-type="string">
            <text:p>Smallest sum contiguous subarray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table:style-name="ce49"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table:style-name="ce49"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table:style-name="ce49"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<text:a xlink:href="https://leetcode.com/problems/merge-intervals/" xlink:type="simple">56. Merge Intervals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<text:a xlink:href="https://leetcode.com/problems/insert-interval/" xlink:type="simple">57. Insert Interval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3" office:value-type="string" calcext:value-type="string">
            <text:p>Meeting Rooms II</text:p>
          </table:table-cell>
          <table:table-cell table:style-name="ce49"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7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32" office:value-type="date" office:date-value="2025-12-10" calcext:value-type="date">
            <text:p>12/10/25</text:p>
          </table:table-cell>
          <table:table-cell table:style-name="ce34" office:value-type="string" calcext:value-type="string">
            <text:p>merge intervals/two pointer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<text:a xlink:href="https://leetcode.com/problems/reverse-string/" xlink:type="simple">344. Reverse String</text:a></text:p>
          </table:table-cell>
          <table:table-cell table:style-name="ce49"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7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3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49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64"/>
        <table:table-column table:style-name="co13" table:default-cell-style-name="ce64"/>
        <table:table-column table:style-name="co8" table:default-cell-style-name="ce64"/>
        <table:table-column table:style-name="co8" table:number-columns-repeated="16381"/>
        <table:table-row table:style-name="ro11">
          <table:table-cell table:style-name="ce62" office:value-type="string" calcext:value-type="string">
            <text:p>Questions</text:p>
          </table:table-cell>
          <table:table-cell table:style-name="ce62" office:value-type="string" calcext:value-type="string">
            <text:p>Covers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0. Subarray Sum Equals K</text:p>
          </table:table-cell>
          <table:table-cell table:style-name="ce63" office:value-type="string" calcext:value-type="string">
            <text:p>Prefix sum + HashMap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25. Contiguous Array</text:p>
          </table:table-cell>
          <table:table-cell table:style-name="ce63" office:value-type="string" calcext:value-type="string">
            <text:p>Prefix sum + balancing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974. Subarray Sums Divisible by K</text:p>
          </table:table-cell>
          <table:table-cell table:style-name="ce63" office:value-type="string" calcext:value-type="string">
            <text:p>Modulo + prefix hash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6. Valid Sudoku</text:p>
          </table:table-cell>
          <table:table-cell table:style-name="ce63" office:value-type="string" calcext:value-type="string">
            <text:p>HashMap of sets (2D logic)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28. Longest Consecutive Sequence</text:p>
          </table:table-cell>
          <table:table-cell table:style-name="ce63" office:value-type="string" calcext:value-type="string">
            <text:p>HashSet streak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5. 3Sum</text:p>
          </table:table-cell>
          <table:table-cell table:style-name="ce63" office:value-type="string" calcext:value-type="string">
            <text:p>Sorting + Hashing hybrid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8. 4Sum</text:p>
          </table:table-cell>
          <table:table-cell table:style-name="ce63" office:value-type="string" calcext:value-type="string">
            <text:p>Advanced 3Sum varian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80. Insert Delete GetRandom O(1)</text:p>
          </table:table-cell>
          <table:table-cell table:style-name="ce63" office:value-type="string" calcext:value-type="string">
            <text:p>HashMap + list manipulation</text:p>
          </table:table-cell>
          <table:table-cell/>
          <table:table-cell table:style-name="ce64" table:number-columns-repeated="16381"/>
        </table:table-row>
        <table:table-row table:style-name="ro12">
          <table:table-cell table:style-name="ce63" office:value-type="string" calcext:value-type="string">
            <text:p>3. Longest Substring Without Repeating Characters</text:p>
          </table:table-cell>
          <table:table-cell table:style-name="ce63" office:value-type="string" calcext:value-type="string">
            <text:p>Window + se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76. Minimum Window Substring</text:p>
          </table:table-cell>
          <table:table-cell table:style-name="ce63" office:value-type="string" calcext:value-type="string">
            <text:p>Two maps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7. Permutation in String</text:p>
          </table:table-cell>
          <table:table-cell table:style-name="ce63" office:value-type="string" calcext:value-type="string">
            <text:p>Anagram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38. Find All Anagrams in a String</text:p>
          </table:table-cell>
          <table:table-cell table:style-name="ce63" office:value-type="string" calcext:value-type="string">
            <text:p>Hashing + window patter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51. Sort Characters By Frequency</text:p>
          </table:table-cell>
          <table:table-cell table:style-name="ce63" office:value-type="string" calcext:value-type="string">
            <text:p>Hash + sor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692. Top K Frequent Words</text:p>
          </table:table-cell>
          <table:table-cell table:style-name="ce63" office:value-type="string" calcext:value-type="string">
            <text:p>Hash + sort by condi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2. Happy Number</text:p>
          </table:table-cell>
          <table:table-cell table:style-name="ce63" office:value-type="string" calcext:value-type="string">
            <text:p>Hash cycle detec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90. Word Pattern</text:p>
          </table:table-cell>
          <table:table-cell table:style-name="ce63" office:value-type="string" calcext:value-type="string">
            <text:p>Two-way mapping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5. Isomorphic Strings</text:p>
          </table:table-cell>
          <table:table-cell table:style-name="ce63" office:value-type="string" calcext:value-type="string">
            <text:p>Hash both sides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 table:number-rows-repeated="1048546">
          <table:table-cell table:number-columns-repeated="3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Focus Area</text:p>
          </table:table-cell>
          <table:table-cell table:style-name="ce20" office:value-type="string" calcext:value-type="string">
            <text:p>Topic / Problem</text:p>
          </table:table-cell>
          <table:table-cell table:style-name="ce20" office:value-type="string" calcext:value-type="string">
            <text:p>Status</text:p>
          </table:table-cell>
          <table:table-cell table:style-name="ce24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3" office:value-type="string" calcext:value-type="string">
            <text:p>Focus Topics( week 1 )</text:p>
          </table:table-cell>
          <table:table-cell table:style-name="ce43" office:value-type="string" calcext:value-type="string">
            <text:p>🎯 Focus Topics (week 2)</text:p>
          </table:table-cell>
          <table:table-cell table:style-name="ce43" office:value-type="string" calcext:value-type="string">
            <text:p>Focus Topics( week 3)</text:p>
          </table:table-cell>
          <table:table-cell table:style-name="ce43" office:value-type="string" calcext:value-type="string">
            <text:p>Focus Topics(week 4)</text:p>
          </table:table-cell>
          <table:table-cell table:style-name="ce43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8" office:value-type="string" calcext:value-type="string">
            <text:p>Array basics: traversal, prefix, suffix</text:p>
          </table:table-cell>
          <table:table-cell table:style-name="ce28" office:value-type="string" calcext:value-type="string">
            <text:p>Sliding Window (fixed + variable)</text:p>
          </table:table-cell>
          <table:table-cell table:style-name="ce28" office:value-type="string" calcext:value-type="string">
            <text:p>Interval merging &amp; insertion</text:p>
          </table:table-cell>
          <table:table-cell table:style-name="ce28" office:value-type="string" calcext:value-type="string">
            <text:p>Tree BFS / DFS</text:p>
          </table:table-cell>
          <table:table-cell table:style-name="ce28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8" office:value-type="string" calcext:value-type="string">
            <text:p>Two Pointer Pattern</text:p>
          </table:table-cell>
          <table:table-cell table:style-name="ce28" office:value-type="string" calcext:value-type="string">
            <text:p>Hash Map counting</text:p>
          </table:table-cell>
          <table:table-cell table:style-name="ce28" office:value-type="string" calcext:value-type="string">
            <text:p>Linked List cycle logic</text:p>
          </table:table-cell>
          <table:table-cell table:style-name="ce28" office:value-type="string" calcext:value-type="string">
            <text:p>Stack usage (balanced, next greater)</text:p>
          </table:table-cell>
          <table:table-cell table:style-name="ce28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8" office:value-type="string" calcext:value-type="string">
            <text:p>Basic Searching / Sorting (concepts only)</text:p>
          </table:table-cell>
          <table:table-cell table:style-name="ce28" office:value-type="string" calcext:value-type="string">
            <text:p>Frequency-based subarray problems</text:p>
          </table:table-cell>
          <table:table-cell table:style-name="ce28" office:value-type="string" calcext:value-type="string">
            <text:p>Range overlapping</text:p>
          </table:table-cell>
          <table:table-cell table:style-name="ce28" office:value-type="string" calcext:value-type="string">
            <text:p>Graph traversal (conceptually)</text:p>
          </table:table-cell>
          <table:table-cell table:style-name="ce28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6:47:36.883299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12T17:22:56.296430906</dc:date>
    <meta:generator>LibreOffice/25.2.6.2$Linux_X86_64 LibreOffice_project/40d1a0e1d5bdf1afaeae24d9ece32bbb00fa66a4</meta:generator>
    <meta:editing-duration>P3DT10H44M6S</meta:editing-duration>
    <meta:editing-cycles>139</meta:editing-cycles>
    <meta:document-statistic meta:table-count="5" meta:cell-count="730" meta:object-count="0"/>
    <meta:user-defined meta:name="AppVersion">12.0000</meta:user-defined>
  </office:meta>
</office:document-meta>
</file>